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1d1d" officeooo:paragraph-rsid="00011d1d"/>
    </style:style>
    <style:style style:name="P2" style:family="paragraph" style:parent-style-name="Standard">
      <style:text-properties fo:language="en" fo:country="US" officeooo:rsid="00011d1d" officeooo:paragraph-rsid="00011d1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monia e várias coisas ao mesmo tempo? <text:span text:style-name="T1">He shakes his head quite a lot in disbelief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1T05:24:34.188000000</dc:date>
    <meta:editing-duration>PT10H24M2S</meta:editing-duration>
    <meta:editing-cycles>1</meta:editing-cycles>
    <meta:document-statistic meta:table-count="0" meta:image-count="0" meta:object-count="0" meta:page-count="1" meta:paragraph-count="1" meta:word-count="16" meta:character-count="85" meta:non-whitespace-character-count="70"/>
    <meta:generator>LibreOffice/7.1.2.2$Windows_X86_64 LibreOffice_project/8a45595d069ef5570103caea1b71cc9d82b2aae4</meta:generator>
  </office:meta>
</office:document-meta>
</file>